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83caff" draw:textarea-horizontal-align="justify" draw:textarea-vertical-align="middle" draw:auto-grow-height="false" fo:min-height="2.083cm" fo:min-width="9.518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2.544cm" fo:min-width="11.692cm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4.552cm" fo:min-width="20.671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83ca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10.018cm" svg:height="2.333cm" svg:x="9.33cm" svg:y="6.7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.192cm" svg:height="2.794cm" svg:x="11.078cm" svg:y="11.706cm">
          <text:p text:style-name="P2">Mesos Clus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42cm" svg:height="3.302cm" svg:x="20.174cm" svg:y="6.064cm">
          <text:p text:style-name="P2">Docker</text:p>
          <text:p text:style-name="P2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5" draw:layer="layout" svg:x1="21.592cm" svg:y1="9.42cm" svg:x2="21.544cm" svg:y2="11.706cm">
          <text:p/>
        </draw:line>
        <draw:custom-shape draw:style-name="gr5" draw:text-style-name="P3" xml:id="id5" draw:id="id5" draw:layer="layout" svg:width="4.826cm" svg:height="1.524cm" svg:x="9.726cm" svg:y="7.142cm">
          <text:p text:style-name="P2">Marath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2.794cm" svg:x="3.926cm" svg:y="6.5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6" draw:layer="layout" svg:width="3.144cm" svg:height="0.962cm" svg:x="3.164cm" svg:y="9.59cm">
          <draw:text-box>
            <text:p>HA Proxy</text:p>
          </draw:text-box>
        </draw:frame>
        <draw:line draw:style-name="gr4" draw:text-style-name="P5" draw:layer="layout" svg:x1="6.212cm" svg:y1="7.904cm" svg:x2="9.33cm" svg:y2="7.924cm">
          <text:p/>
        </draw:line>
        <draw:custom-shape draw:style-name="gr8" draw:text-style-name="P3" draw:layer="layout" svg:width="1.016cm" svg:height="1.016cm" svg:x="4.682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5.698cm" svg:y="11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6.714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5.036cm" svg:y="13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6.306cm" svg:y="13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9cm" svg:height="0.962cm" svg:x="4.455cm" svg:y="14.624cm">
          <draw:text-box>
            <text:p>Zookeeper</text:p>
          </draw:text-box>
        </draw:frame>
        <draw:custom-shape draw:style-name="gr10" draw:text-style-name="P3" xml:id="id1" draw:id="id1" draw:layer="layout" svg:width="5.588cm" svg:height="2.032cm" svg:x="14.41cm" svg:y="17.632cm">
          <text:p text:style-name="P2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8.327cm" svg:y1="13.09cm" svg:x2="10.702cm" svg:y2="13.119cm" svg:d="M8327 13090l2375 29" svg:viewBox="0 0 2376 30">
          <text:p/>
        </draw:connector>
        <draw:connector draw:style-name="gr11" draw:text-style-name="P5" draw:layer="layout" draw:type="line" svg:x1="17.204cm" svg:y1="17.632cm" svg:x2="17.174cm" svg:y2="14.5cm" draw:start-shape="id1" draw:start-glue-point="0" draw:end-shape="id2" draw:end-glue-point="2" svg:d="M17204 17632l-30-3132" svg:viewBox="0 0 31 3133">
          <text:p/>
        </draw:connector>
        <draw:custom-shape draw:style-name="gr6" draw:text-style-name="P3" xml:id="id4" draw:id="id4" draw:layer="layout" svg:width="2.032cm" svg:height="2.794cm" svg:x="3.992cm" svg:y="2.6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6" draw:layer="layout" svg:width="3.741cm" svg:height="0.962cm" svg:x="3.23cm" svg:y="1.726cm">
          <draw:text-box>
            <text:p>DSRA DNS</text:p>
          </draw:text-box>
        </draw:frame>
        <draw:custom-shape draw:style-name="gr6" draw:text-style-name="P3" xml:id="id3" draw:id="id3" draw:layer="layout" svg:width="2.032cm" svg:height="2.794cm" svg:x="11.346cm" svg:y="2.6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6" draw:layer="layout" svg:width="4.312cm" svg:height="0.962cm" svg:x="10.23cm" svg:y="1.626cm">
          <draw:text-box>
            <text:p>MESOS DNS</text:p>
          </draw:text-box>
        </draw:frame>
        <draw:connector draw:style-name="gr4" draw:text-style-name="P5" draw:layer="layout" draw:type="line" svg:x1="11.346cm" svg:y1="4.075cm" svg:x2="6.024cm" svg:y2="4.075cm" draw:start-shape="id3" draw:start-glue-point="3" draw:end-shape="id4" svg:d="M11346 4075h-5322" svg:viewBox="0 0 5323 1">
          <text:p/>
        </draw:connector>
        <draw:frame draw:style-name="gr14" draw:text-style-name="P7" draw:layer="layout" svg:width="3.55cm" svg:height="0.763cm" svg:x="19.812cm" svg:y="4.5cm">
          <draw:text-box>
            <text:p><text:span text:style-name="T2">Docker images</text:span></text:p>
          </draw:text-box>
        </draw:frame>
        <draw:connector draw:style-name="gr11" draw:text-style-name="P5" draw:layer="layout" draw:type="lines" svg:x1="12.108cm" svg:y1="5.472cm" svg:x2="12.139cm" svg:y2="7.142cm" draw:start-shape="id3" draw:start-glue-point="7" draw:end-shape="id5" svg:d="M12108 5472v502l31 667v501" svg:viewBox="0 0 32 1671">
          <text:p/>
        </draw:connector>
        <draw:frame draw:style-name="gr15" draw:text-style-name="P9" draw:layer="layout" svg:width="4.215cm" svg:height="0.729cm" svg:x="19.179cm" svg:y="5.263cm">
          <draw:text-box>
            <text:p text:style-name="P8">hub.dsra.local:5000</text:p>
          </draw:text-box>
        </draw:frame>
        <draw:custom-shape draw:style-name="gr16" draw:text-style-name="P5" draw:layer="layout" svg:width="21.171cm" svg:height="14.802cm" svg:x="2.871cm" svg:y="1.2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947cm" svg:height="1.615cm" svg:x="15.012cm" svg:y="7.117cm">
          <text:p text:style-name="P2">Mesos UI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4.339cm" svg:y1="9.061cm" svg:x2="14.317cm" svg:y2="11.662cm" draw:start-shape="id6" draw:start-glue-point="2" svg:d="M14339 9061l-22 2601" svg:viewBox="0 0 23 2602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07:55:42.338056992</dc:date>
    <meta:editing-duration>PT20M54S</meta:editing-duration>
    <meta:editing-cycles>3</meta:editing-cycles>
    <meta:generator>LibreOffice/4.4.3.2$Linux_X86_64 LibreOffice_project/40m0$Build-2</meta:generator>
    <meta:document-statistic meta:object-count="51"/>
  </office:meta>
</office:document-meta>
</file>